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ge1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a xlink:href="#Slide 3" xlink:type="simple">LinkWithDirectReferenceToPage3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ge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#Slide 1" xlink:type="simple">LinkWithDirectReferenceToPage1</text:a></text:p>
              </text:list-item>
              <text:list-item>
                <text:p><text:a xlink:href="#Slide 1 (Notes)" xlink:type="simple">LinkWithReferencingNotesOnPage1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ge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 LIN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3T14:25:43.388000000</meta:creation-date>
    <dc:date>2015-06-24T12:07:09.834000000</dc:date>
    <meta:editing-duration>PT5M36S</meta:editing-duration>
    <meta:editing-cycles>2</meta:editing-cycles>
    <meta:generator>LibreOfficeDev/4.4.0.3$Windows_x86 LibreOffice_project/ac2efee43ff514a5ec4c67b6d1cabae7a3a3004b</meta:generator>
    <meta:document-statistic meta:object-count="33"/>
  </office:meta>
</office:document-meta>
</file>